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1.251cm" fo:margin-right="0cm" fo:text-indent="0cm" style:auto-text-indent="false"/>
    </style:style>
    <style:style style:name="P2" style:family="paragraph" style:parent-style-name="Heading_20_3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0ebade" officeooo:paragraph-rsid="000ebad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 Light" fo:font-weight="bold" officeooo:rsid="000db45e" officeooo:paragraph-rsid="000db4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weight="bold" officeooo:rsid="000db45e" officeooo:paragraph-rsid="000db45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weight="bold" officeooo:rsid="000ebade" officeooo:paragraph-rsid="000ebad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11pt" fo:font-weight="bold" officeooo:rsid="000ebade" officeooo:paragraph-rsid="000ebade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ebade" officeooo:paragraph-rsid="000ebade" style:font-weight-asian="normal" style:font-weight-complex="normal"/>
    </style:style>
    <style:style style:name="P8" style:family="paragraph" style:parent-style-name="Text_20_body" style:list-style-name="L1">
      <style:paragraph-properties fo:margin-left="1.251cm" fo:margin-right="0cm" fo:text-indent="0cm" style:auto-text-indent="false"/>
    </style:style>
    <style:style style:name="P9" style:family="paragraph" style:parent-style-name="Text_20_body" style:list-style-name="L1">
      <style:paragraph-properties fo:margin-left="1.251cm" fo:margin-right="0cm" fo:text-indent="0cm" style:auto-text-indent="false"/>
      <style:text-properties officeooo:paragraph-rsid="00100603"/>
    </style:style>
    <style:style style:name="P10" style:family="paragraph" style:parent-style-name="Text_20_body" style:list-style-name="L2">
      <style:paragraph-properties fo:margin-left="1.251cm" fo:margin-right="0cm" fo:text-indent="0cm" style:auto-text-indent="false"/>
    </style:style>
    <style:style style:name="P11" style:family="paragraph" style:parent-style-name="Text_20_body" style:list-style-name="L2">
      <style:paragraph-properties fo:margin-left="1.251cm" fo:margin-right="0cm" fo:text-indent="0cm" style:auto-text-indent="false"/>
      <style:text-properties officeooo:paragraph-rsid="00100603"/>
    </style:style>
    <style:style style:name="P12" style:family="paragraph" style:parent-style-name="Text_20_body" style:list-style-name="L3">
      <style:paragraph-properties fo:margin-left="1.251cm" fo:margin-right="0cm" fo:text-indent="0cm" style:auto-text-indent="false"/>
    </style:style>
    <style:style style:name="P13" style:family="paragraph" style:parent-style-name="Text_20_body" style:list-style-name="L3">
      <style:paragraph-properties fo:margin-left="1.251cm" fo:margin-right="0cm" fo:text-indent="0cm" style:auto-text-indent="false"/>
      <style:text-properties officeooo:paragraph-rsid="00112c42"/>
    </style:style>
    <style:style style:name="P14" style:family="paragraph" style:parent-style-name="Text_20_body" style:list-style-name="L4">
      <style:paragraph-properties fo:margin-left="1.251cm" fo:margin-right="0cm" fo:text-indent="0cm" style:auto-text-indent="false"/>
    </style:style>
    <style:style style:name="P15" style:family="paragraph" style:parent-style-name="Text_20_body" style:list-style-name="L4">
      <style:paragraph-properties fo:margin-left="1.251cm" fo:margin-right="0cm" fo:text-indent="0cm" style:auto-text-indent="false"/>
      <style:text-properties officeooo:paragraph-rsid="00112c42"/>
    </style:style>
    <style:style style:name="P16" style:family="paragraph" style:parent-style-name="Text_20_body" style:list-style-name="L5">
      <style:paragraph-properties fo:margin-left="1.251cm" fo:margin-right="0cm" fo:text-indent="0cm" style:auto-text-indent="false"/>
    </style:style>
    <style:style style:name="P17" style:family="paragraph" style:parent-style-name="Text_20_body" style:list-style-name="L5">
      <style:paragraph-properties fo:margin-left="1.251cm" fo:margin-right="0cm" fo:text-indent="0cm" style:auto-text-indent="false"/>
      <style:text-properties officeooo:paragraph-rsid="00112c42"/>
    </style:style>
    <style:style style:name="P18" style:family="paragraph" style:parent-style-name="Text_20_body" style:list-style-name="L6">
      <style:paragraph-properties fo:margin-left="1.251cm" fo:margin-right="0cm" fo:text-indent="0cm" style:auto-text-indent="false"/>
    </style:style>
    <style:style style:name="P19" style:family="paragraph" style:parent-style-name="Text_20_body" style:list-style-name="L6">
      <style:paragraph-properties fo:margin-left="1.251cm" fo:margin-right="0cm" fo:text-indent="0cm" style:auto-text-indent="false"/>
      <style:text-properties officeooo:paragraph-rsid="00112c42"/>
    </style:style>
    <style:style style:name="P20" style:family="paragraph" style:parent-style-name="Text_20_body" style:list-style-name="L7">
      <style:paragraph-properties fo:margin-left="1.251cm" fo:margin-right="0cm" fo:text-indent="0cm" style:auto-text-indent="false"/>
    </style:style>
    <style:style style:name="P21" style:family="paragraph" style:parent-style-name="Text_20_body" style:list-style-name="L7">
      <style:paragraph-properties fo:margin-left="1.251cm" fo:margin-right="0cm" fo:text-indent="0cm" style:auto-text-indent="false"/>
      <style:text-properties officeooo:paragraph-rsid="00112c42"/>
    </style:style>
    <style:style style:name="P22" style:family="paragraph" style:parent-style-name="Text_20_body" style:list-style-name="L8">
      <style:paragraph-properties fo:margin-left="1.251cm" fo:margin-right="0cm" fo:text-indent="0cm" style:auto-text-indent="false"/>
    </style:style>
    <style:style style:name="P23" style:family="paragraph" style:parent-style-name="Text_20_body" style:list-style-name="L8">
      <style:paragraph-properties fo:margin-left="1.251cm" fo:margin-right="0cm" fo:text-indent="0cm" style:auto-text-indent="false"/>
      <style:text-properties officeooo:paragraph-rsid="00112c42"/>
    </style:style>
    <style:style style:name="P24" style:family="paragraph" style:parent-style-name="Text_20_body" style:list-style-name="L9">
      <style:paragraph-properties fo:margin-left="1.251cm" fo:margin-right="0cm" fo:text-indent="0cm" style:auto-text-indent="false"/>
    </style:style>
    <style:style style:name="P25" style:family="paragraph" style:parent-style-name="Text_20_body" style:list-style-name="L9">
      <style:paragraph-properties fo:margin-left="1.251cm" fo:margin-right="0cm" fo:text-indent="0cm" style:auto-text-indent="false"/>
      <style:text-properties officeooo:paragraph-rsid="00112c42"/>
    </style:style>
    <style:style style:name="P26" style:family="paragraph" style:parent-style-name="Text_20_body" style:list-style-name="L10">
      <style:paragraph-properties fo:margin-left="1.251cm" fo:margin-right="0cm" fo:text-indent="0cm" style:auto-text-indent="false"/>
    </style:style>
    <style:style style:name="P27" style:family="paragraph" style:parent-style-name="Text_20_body" style:list-style-name="L10">
      <style:paragraph-properties fo:margin-left="1.251cm" fo:margin-right="0cm" fo:text-indent="0cm" style:auto-text-indent="false"/>
      <style:text-properties officeooo:paragraph-rsid="00112c42"/>
    </style:style>
    <style:style style:name="P28" style:family="paragraph" style:parent-style-name="Text_20_body" style:list-style-name="L1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00603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ext_20_body" style:list-style-name="L2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00603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ext_20_body" style:list-style-name="L3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12c4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 style:list-style-name="L4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12c42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 style:list-style-name="L5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12c42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 style:list-style-name="L6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12c42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 style:list-style-name="L7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12c4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 style:list-style-name="L8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25a9d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 style:list-style-name="L9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12c42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 style:list-style-name="L10">
      <style:paragraph-properties fo:margin-left="1.251cm" fo:margin-right="0cm" fo:text-indent="0cm" style:auto-text-indent="false"/>
      <style:text-properties fo:color="#000000" style:font-name="Calibri Light" fo:font-size="11pt" fo:font-style="normal" fo:font-weight="normal" officeooo:rsid="000ebade" officeooo:paragraph-rsid="001387a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 style:list-style-name="L2">
      <style:paragraph-properties fo:margin-left="1.251cm" fo:margin-right="0cm" fo:text-indent="0cm" style:auto-text-indent="false"/>
      <style:text-properties officeooo:paragraph-rsid="00100603" fo:background-color="#ffffff"/>
    </style:style>
    <style:style style:name="P39" style:family="paragraph" style:parent-style-name="Text_20_body" style:list-style-name="L1">
      <style:paragraph-properties fo:margin-left="1.251cm" fo:margin-right="0cm" fo:margin-top="0cm" fo:margin-bottom="0.146cm" loext:contextual-spacing="false" fo:text-indent="0cm" style:auto-text-indent="false"/>
      <style:text-properties fo:color="#000000" style:font-name="Calibri Light" fo:font-size="11pt" fo:font-style="normal" fo:font-weight="normal" officeooo:rsid="000ebade" officeooo:paragraph-rsid="000ebad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 Light" fo:font-size="11pt" fo:font-weight="normal" officeooo:rsid="000ebade" style:font-size-asian="11pt" style:font-weight-asian="normal" style:font-size-complex="11pt" style:font-weight-complex="normal"/>
    </style:style>
    <style:style style:name="T3" style:family="text">
      <style:text-properties style:font-name="Calibri Light" fo:font-size="11pt" officeooo:rsid="000ebade" style:font-size-asian="11pt" style:font-size-complex="11pt"/>
    </style:style>
    <style:style style:name="T4" style:family="text">
      <style:text-properties style:font-name="Calibri Light" fo:font-size="11pt" officeooo:rsid="00100603" style:font-size-asian="11pt" style:font-size-complex="11pt"/>
    </style:style>
    <style:style style:name="T5" style:family="text">
      <style:text-properties style:font-name="Calibri Light" fo:font-size="11pt" fo:font-weight="bold" officeooo:rsid="000ebade" style:font-size-asian="11pt" style:font-weight-asian="bold" style:font-size-complex="11pt" style:font-weight-complex="bold"/>
    </style:style>
    <style:style style:name="T6" style:family="text">
      <style:text-properties style:font-name="Calibri Light" fo:font-size="11pt" officeooo:rsid="000ebade" style:font-name-asian="NSimSun" style:font-size-asian="11pt" style:font-name-complex="Arial" style:font-size-complex="11pt"/>
    </style:style>
    <style:style style:name="T7" style:family="text">
      <style:text-properties fo:font-size="11pt" style:font-name-asian="NSimSun" style:font-size-asian="11pt" style:font-name-complex="Arial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style:font-name="Calibri Light" fo:font-size="11pt" fo:font-style="normal" fo:font-weight="normal" officeooo:rsid="000ebade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font-name="Calibri Light" fo:font-size="11pt" fo:font-style="normal" fo:font-weight="normal" officeooo:rsid="000ebade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font-name="Calibri Light" fo:font-size="11pt" fo:font-style="normal" fo:font-weight="normal" officeooo:rsid="00156d53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font-name="Calibri Light" fo:font-size="11pt" fo:font-style="normal" fo:font-weight="normal" officeooo:rsid="00156d53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style:font-name="Calibri Light" fo:font-size="11pt" fo:font-style="normal" fo:font-weight="normal" officeooo:rsid="00156d53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Calibri Light" fo:font-size="11pt" fo:font-style="normal" fo:font-weight="normal" officeooo:rsid="000ebade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officeooo:rsid="00100603"/>
    </style:style>
    <style:style style:name="T16" style:family="text">
      <style:text-properties officeooo:rsid="00112c42"/>
    </style:style>
    <style:style style:name="T17" style:family="text">
      <style:text-properties officeooo:rsid="00125a9d"/>
    </style:style>
    <style:style style:name="T18" style:family="text">
      <style:text-properties officeooo:rsid="001387a9"/>
    </style:style>
    <style:style style:name="T19" style:family="text">
      <style:text-properties officeooo:rsid="00156d5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– Digitalización áreas de una empresa</text:p>
      <text:p text:style-name="P4"/>
      <text:p text:style-name="P5">Ejercicio 1.- <text:span text:style-name="T1">Describe con tus palabras las funciones que debería realizar cada uno de los siguientes departamentos para favorecer y/o fomentar la digitalización en las empresas.</text:span></text:p>
      <text:p text:style-name="P6"><text:span text:style-name="T1"/></text:p>
      <text:h text:style-name="P2" text:outline-level="3"><text:span text:style-name="Strong_20_Emphasis"><text:span text:style-name="T7">1. Uni</text:span></text:span><text:span text:style-name="Strong_20_Emphasis"><text:span text:style-name="T8">dad de Dirección</text:span></text:span></text:h>
      <text:list xml:id="list1785734664" text:style-name="L1">
        <text:list-item>
          <text:p text:style-name="P8"><text:span text:style-name="Strong_20_Emphasis"><text:span text:style-name="T5">Función principal</text:span></text:span><text:span text:style-name="T5">: </text:span><text:span text:style-name="T2">Tomar decisiones estratégicas y establecer la visión, misión y objetivos generales de la empresa. Lidera y coordina las actividades de todos los departamentos para garantizar el éxito a largo plazo.</text:span></text:p>
        </text:list-item>
        <text:list-item>
          <text:p text:style-name="P9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28">Liderar la estrategia de digitalización definiendo una visión clara y estableciendo metas</text:p>
            </text:list-item>
            <text:list-item>
              <text:p text:style-name="P39">Ofrecer recursos para proyectos digitales</text:p>
            </text:list-item>
            <text:list-item>
              <text:p text:style-name="P39">Impulsar un cambio cultural hacia la innovación tecnológica</text:p>
            </text:list-item>
            <text:list-item>
              <text:p text:style-name="P39">Fomentar la adopción de nuevas tecnologías en toda la empresa </text:p>
            </text:list-item>
            <text:list-item>
              <text:p text:style-name="P39">Asegurar que todos los departamentos colaboren en el proceso de transformación digital</text:p>
            </text:list-item>
          </text:list>
        </text:list-item>
      </text:list>
      <text:h text:style-name="P1" text:outline-level="3"><text:span text:style-name="T5">2. </text:span><text:span text:style-name="Strong_20_Emphasis"><text:span text:style-name="T5">Departamento de Tecnología</text:span></text:span></text:h>
      <text:list xml:id="list3414211456" text:style-name="L2">
        <text:list-item>
          <text:p text:style-name="P10"><text:span text:style-name="Strong_20_Emphasis"><text:span text:style-name="T5">Función principal</text:span></text:span><text:span text:style-name="T5">:</text:span><text:span text:style-name="T2"> Proporcionar soporte técnico, implementar y mantener la infraestructura tecnológica, desarrollar soluciones de software, y garantizar el funcionamiento eficiente de los sistemas de información.</text:span></text:p>
        </text:list-item>
        <text:list-item>
          <text:p text:style-name="P11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29">Ser el motor técnico de la digitalización</text:p>
            </text:list-item>
            <text:list-item>
              <text:p text:style-name="P29"><text:span text:style-name="T15">I</text:span>mplementar plataformas y herramientas digitales</text:p>
            </text:list-item>
            <text:list-item>
              <text:p text:style-name="P38"><text:span text:style-name="T11">Mejorar los </text:span><text:span text:style-name="T9">recursos tecnológicos de </text:span><text:span text:style-name="T11">la </text:span><text:span text:style-name="T9">empresa para que funcionen de manera más eficiente, segura y rentable </text:span></text:p>
            </text:list-item>
            <text:list-item>
              <text:p text:style-name="P29"><text:span text:style-name="T15">G</text:span>arantizar la integración de nuevas tecnologías como <text:span text:style-name="T15">la inteligencia artificial</text:span></text:p>
            </text:list-item>
            <text:list-item>
              <text:p text:style-name="P29"><text:span text:style-name="T15">O</text:span>frecer soporte a otros departamentos para que adopten soluciones tecnológicas en sus procesos</text:p>
            </text:list-item>
          </text:list>
        </text:list-item>
      </text:list>
      <text:h text:style-name="P1" text:outline-level="3"><text:span text:style-name="Strong_20_Emphasis"><text:span text:style-name="T6">3. Unidades de Negocio</text:span></text:span></text:h>
      <text:list xml:id="list3235268509" text:style-name="L3">
        <text:list-item>
          <text:p text:style-name="P12"><text:span text:style-name="Strong_20_Emphasis"><text:span text:style-name="T5">Función principal</text:span></text:span><text:span text:style-name="T5">: </text:span><text:span text:style-name="T2">Gestionar líneas de productos o servicios específicos, tomando decisiones sobre operaciones, ventas y estrategia para maximizar los ingresos y la rentabilidad en su área particular.</text:span></text:p>
        </text:list-item>
        <text:list-item>
          <text:p text:style-name="P13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30">Identificar oportunidades para digitalizar productos y servicios</text:p>
            </text:list-item>
            <text:list-item>
              <text:p text:style-name="P30"><text:span text:style-name="T16">E</text:span>xplorar nuevas fuentes de ingresos a través de modelos de negocio digitales <text:span text:style-name="T16">(</text:span>ventas en línea, plataformas digitales, <text:span text:style-name="T16">etc.)</text:span></text:p>
            </text:list-item>
          </text:list>
        </text:list-item>
      </text:list>
      <text:h text:style-name="P1" text:outline-level="3"><text:span text:style-name="T5">4. </text:span><text:span text:style-name="Strong_20_Emphasis"><text:span text:style-name="T5">Recursos Humanos</text:span></text:span></text:h>
      <text:list xml:id="list2177285153" text:style-name="L4">
        <text:list-item>
          <text:p text:style-name="P14"><text:span text:style-name="Strong_20_Emphasis"><text:span text:style-name="T5">Función principal</text:span></text:span><text:span text:style-name="T5">:</text:span><text:span text:style-name="T2"> Administrar la contratación, capacitación, desarrollo, bienestar y retención del personal, asegurando que la empresa cuente con el talento necesario y mantenga un ambiente de trabajo positivo.</text:span></text:p>
        </text:list-item>
        <text:list-item>
          <text:p text:style-name="P15"><text:soft-page-break/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31">Promover una cultura de aprendizaje continuo</text:p>
            </text:list-item>
            <text:list-item>
              <text:p text:style-name="P31"><text:span text:style-name="T16">C</text:span>apacitar a los empleados en el uso de nuevas tecnologías y fomentar competencias digitales</text:p>
            </text:list-item>
            <text:list-item>
              <text:p text:style-name="P31"><text:span text:style-name="T16">I</text:span>mplementar plataformas digitales para la gestión del talento, como sistemas de reclutamiento y evaluación en línea</text:p>
            </text:list-item>
            <text:list-item>
              <text:p text:style-name="P31"><text:span text:style-name="T16">P</text:span>romover la adopción de herramientas para el trabajo remoto y la colaboración digital</text:p>
            </text:list-item>
          </text:list>
        </text:list-item>
      </text:list>
      <text:h text:style-name="P1" text:outline-level="3"><text:span text:style-name="T5">5. </text:span><text:span text:style-name="Strong_20_Emphasis"><text:span text:style-name="T5">Ventas y Marketing</text:span></text:span></text:h>
      <text:list xml:id="list1271555661" text:style-name="L5">
        <text:list-item>
          <text:p text:style-name="P16"><text:span text:style-name="Strong_20_Emphasis"><text:span text:style-name="T5">Función principal</text:span></text:span><text:span text:style-name="T5">: </text:span><text:span text:style-name="T2">Promover los productos o servicios de la empresa, desarrollar estrategias de marketing para captar clientes y gestionar la fuerza de ventas para generar ingresos.</text:span></text:p>
        </text:list-item>
        <text:list-item>
          <text:p text:style-name="P17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32">Aprovechar herramientas digitales para captar clientes de manera más eficiente <text:span text:style-name="T16">(</text:span>plataformas de marketing digital, redes sociales, análisis de datos para personalizar ofertas, <text:span text:style-name="T16">etc.)</text:span></text:p>
            </text:list-item>
            <text:list-item>
              <text:p text:style-name="P32">Deben adoptar CRM (gestión de relaciones con clientes) para optimizar las interacciones y mejorar la experiencia del cliente en entornos digitales. </text:p>
            </text:list-item>
          </text:list>
        </text:list-item>
      </text:list>
      <text:h text:style-name="P1" text:outline-level="3"><text:span text:style-name="T5">6. </text:span><text:span text:style-name="Strong_20_Emphasis"><text:span text:style-name="T5">Atención al Cliente</text:span></text:span></text:h>
      <text:list xml:id="list4039201087" text:style-name="L6">
        <text:list-item>
          <text:p text:style-name="P18"><text:span text:style-name="Strong_20_Emphasis"><text:span text:style-name="T5">Función principal</text:span></text:span><text:span text:style-name="T5">:</text:span><text:span text:style-name="T2"> Proporcionar soporte y asistencia a los clientes, resolver consultas o problemas, y garantizar una experiencia de usuario positiva para mantener la fidelidad y satisfacción del cliente.</text:span></text:p>
        </text:list-item>
        <text:list-item>
          <text:p text:style-name="P19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33">Implementar soluciones digitales para mejorar la experiencia del cliente <text:span text:style-name="T16">(</text:span>chatbots, plataformas de autoservicio, <text:span text:style-name="T16">etc.)</text:span></text:p>
            </text:list-item>
            <text:list-item>
              <text:p text:style-name="P33"><text:span text:style-name="T16">Implementar</text:span> canales de comunicación digitales (email, redes sociales, apps, <text:span text:style-name="T16">etc.)</text:span> </text:p>
            </text:list-item>
          </text:list>
        </text:list-item>
      </text:list>
      <text:h text:style-name="P1" text:outline-level="3"><text:span text:style-name="T5">7. </text:span><text:span text:style-name="Strong_20_Emphasis"><text:span text:style-name="T5">Producción</text:span></text:span></text:h>
      <text:list xml:id="list154812647" text:style-name="L7">
        <text:list-item>
          <text:p text:style-name="P20"><text:span text:style-name="Strong_20_Emphasis"><text:span text:style-name="T5">Función principal</text:span></text:span><text:span text:style-name="T5">:</text:span><text:span text:style-name="T2"> Gestionar la fabricación o creación de productos, garantizando la calidad, eficiencia y cumplimiento de los plazos de producción.</text:span></text:p>
        </text:list-item>
        <text:list-item>
          <text:p text:style-name="P21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34">Incorporar tecnologías como automatización, robótica e Internet de las Cosas (IoT)</text:p>
            </text:list-item>
            <text:list-item>
              <text:p text:style-name="P34"><text:span text:style-name="T16">I</text:span>mplementación de sistemas de gestión de inventarios y control de calidad en tiempo real</text:p>
            </text:list-item>
          </text:list>
        </text:list-item>
      </text:list>
      <text:h text:style-name="P1" text:outline-level="3"><text:span text:style-name="T5">8. </text:span><text:span text:style-name="Strong_20_Emphasis"><text:span text:style-name="T5">Departamento Financiero</text:span></text:span></text:h>
      <text:list xml:id="list2665642012" text:style-name="L8">
        <text:list-item>
          <text:p text:style-name="P22"><text:span text:style-name="Strong_20_Emphasis"><text:span text:style-name="T5">Función principal</text:span></text:span><text:span text:style-name="T5">: </text:span><text:span text:style-name="T2">Administrar las finanzas de la empresa, incluyendo presupuestos, contabilidad, gestión de riesgos financieros y la optimización de los recursos económicos.</text:span></text:p>
        </text:list-item>
        <text:list-item>
          <text:p text:style-name="P23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35">Adoptar soluciones de software financiero para mejorar la automatización de tareas como la contabilidad, el análisis de presupuestos y la planificación financiera</text:p>
            </text:list-item>
            <text:list-item>
              <text:p text:style-name="P35"><text:span text:style-name="T17">U</text:span>tilizar análisis de datos para prever riesgos y oportunidades, y optimizar la gestión de los recursos financieros mediante herramientas digitales avanzadas</text:p>
            </text:list-item>
          </text:list>
        </text:list-item>
      </text:list>
      <text:h text:style-name="P1" text:outline-level="3"><text:soft-page-break/><text:span text:style-name="T5">9. </text:span><text:span text:style-name="Strong_20_Emphasis"><text:span text:style-name="T5">Gestión de Proyectos</text:span></text:span></text:h>
      <text:list xml:id="list1424655813" text:style-name="L9">
        <text:list-item>
          <text:p text:style-name="P24"><text:span text:style-name="Strong_20_Emphasis"><text:span text:style-name="T5">Función principal</text:span></text:span><text:span text:style-name="T5">:</text:span><text:span text:style-name="T2"> Planificar, coordinar y ejecutar proyectos específicos dentro de la empresa, asegurándose de que se completen a tiempo, dentro del presupuesto y cumpliendo con los objetivos establecidos.</text:span></text:p>
        </text:list-item>
        <text:list-item>
          <text:p text:style-name="P25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36">Utilizar plataformas de gestión de proyectos digitales para mejorar la coordinación y seguimiento de las tareas</text:p>
            </text:list-item>
          </text:list>
        </text:list-item>
      </text:list>
      <text:h text:style-name="P1" text:outline-level="3"><text:span text:style-name="T5">10. </text:span><text:span text:style-name="Strong_20_Emphasis"><text:span text:style-name="T5">Unidad de Seguridad Cibernética</text:span></text:span></text:h>
      <text:list xml:id="list2474877176" text:style-name="L10">
        <text:list-item>
          <text:p text:style-name="P26"><text:span text:style-name="Strong_20_Emphasis"><text:span text:style-name="T5">Función principal</text:span></text:span><text:span text:style-name="T5">:</text:span><text:span text:style-name="T2"> Proteger los sistemas, redes y datos de la empresa frente a amenazas digitales, como ciberataques, brechas de seguridad o robo de información, garantizando la integridad y confidencialidad de la información.</text:span></text:p>
        </text:list-item>
        <text:list-item>
          <text:p text:style-name="P27"><text:span text:style-name="Strong_20_Emphasis"><text:span text:style-name="T3">D</text:span></text:span><text:span text:style-name="Strong_20_Emphasis"><text:span text:style-name="T4">igitalización:</text:span></text:span></text:p>
          <text:list>
            <text:list-item>
              <text:p text:style-name="P37">Garantizar que los procesos de digitalización se lleven a cabo de manera segura, protegiendo los datos de la empresa y de los clientes mediante herramientas avanzadas de ciberseguridad</text:p>
            </text:list-item>
            <text:list-item>
              <text:p text:style-name="P37"><text:span text:style-name="T18">Educar </text:span>a los empleados sobre mejores prácticas para evitar riesgos en entornos digitales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21T17:05:52.974000000</meta:creation-date>
    <dc:date>2024-09-21T17:44:45.049000000</dc:date>
    <meta:editing-duration>PT27M38S</meta:editing-duration>
    <meta:editing-cycles>7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59" meta:word-count="760" meta:character-count="5263" meta:non-whitespace-character-count="4604"/>
  </office:meta>
</office:document-meta>
</file>